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35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EF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CHORDS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fect (Sheeran) als Walz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||: F Dmi Bb C :|| ||: F Dmi Bb F C :|| </text:p>
          </table:table-cell>
          <table:table-cell office:value-type="string" calcext:value-type="string">
            <text:p>Organ Intro, Strings la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Need More Of Yo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ey / Voc</text:p>
          </table:table-cell>
          <table:table-cell office:value-type="string" calcext:value-type="string">
            <text:p>G D Ami D G</text:p>
          </table:table-cell>
          <table:table-cell office:value-type="string" calcext:value-type="string">
            <text:p>Strings bei Refr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golo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e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turn To Sender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Alto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l In Disgui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ambourin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tting On The Dock ..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n / Voc</text:p>
          </table:table-cell>
          <table:table-cell/>
          <table:table-cell office:value-type="string" calcext:value-type="string">
            <text:p>kurzes Sol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(History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laves / Voc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Her G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Intro ... C D C D C B</text:p>
          </table:table-cell>
          <table:table-cell office:value-type="string" calcext:value-type="string">
            <text:p>gegen Schluß zweimal Let her go, Oh, Oh und dann wie bei Intro weit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dley: Losing Laura, Runaway Train, Back To Yo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Intro startet mit F ..., Solo bei Übergang auf Runaway Trai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cky Day</text:p>
          </table:table-cell>
          <table:table-cell office:value-type="string" calcext:value-type="string">
            <text:p>Gmi</text:p>
          </table:table-cell>
          <table:table-cell office:value-type="string" calcext:value-type="string">
            <text:p>Ba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e's The O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ss / Voc</text:p>
          </table:table-cell>
          <table:table-cell office:value-type="string" calcext:value-type="string">
            <text:p>G C G C Ami D G C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ou Don't Have To Say You Love M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Intro: Emi | A ...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llow 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Orgel F, C F ...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n't Take My Eyes Off Of You </text:p>
          </table:table-cell>
          <table:table-cell/>
          <table:table-cell office:value-type="string" calcext:value-type="string">
            <text:p>Alto / Keys (Perc)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ocodile Roc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Intro alle auf 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ö Du Bleibst Heit Nacht ..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ss Mi Oamol No D'sunn (A3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 G C A D G ... Schluss: F A Bb 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ano Man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azy Little Thing ..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uit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m Kummst </text:p>
          </table:table-cell>
          <table:table-cell/>
          <table:table-cell office:value-type="string" calcext:value-type="string">
            <text:p>Keys (Perc)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ry Me (Bruno Mars)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ys (Bells)</text:p>
          </table:table-cell>
          <table:table-cell office:value-type="string" calcext:value-type="string">
            <text:p>||: C E G C G E :||: D F A D A F :||: F A <text:s/>D F C A :||: C E G C G E :||</text:p>
          </table:table-cell>
          <table:table-cell office:value-type="string" calcext:value-type="string">
            <text:p>Rhythmus: o. o. o. o. o o - Suber Vibes 5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inking Out Loud (Sheeran)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Sax Sol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gwer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to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y Dream Believ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Sax farbeln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'm A Believ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eys / Ten</text:p>
          </table:table-cell>
          <table:table-cell office:value-type="string" calcext:value-type="string">
            <text:p>G/D/F G/C/E G/B/D</text:p>
          </table:table-cell>
          <table:table-cell office:value-type="string" calcext:value-type="string">
            <text:p>Intro Organ wichtig, kurzes Sol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ndle In The Wi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ather With Yo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uit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Version Bobby Heb, Tonartenwechsel en masse ... Solo zum Schlus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and By Me / Every Breath You Tak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Keys / Voc</text:p>
          </table:table-cell>
          <table:table-cell/>
          <table:table-cell office:value-type="string" calcext:value-type="string">
            <text:p>Medley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ve You Ever Seen ..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eys / Voc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ly The Good Die Young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lto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'm Your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land In The Su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mi G ...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mokie-Medle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A ... E E 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ne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nglishman In N.Y.</text:p>
          </table:table-cell>
          <table:table-cell office:value-type="string" calcext:value-type="string">
            <text:p>Dmi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Dmi G Ami</text:p>
          </table:table-cell>
          <table:table-cell office:value-type="string" calcext:value-type="string">
            <text:p>als Regga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n't Look Back In Ang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 G A F G 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Emi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ltans Of Swing</text:p>
          </table:table-cell>
          <table:table-cell office:value-type="string" calcext:value-type="string">
            <text:p>Dmi</text:p>
          </table:table-cell>
          <table:table-cell office:value-type="string" calcext:value-type="string">
            <text:p>Guit</text:p>
          </table:table-cell>
          <table:table-cell office:value-type="string" calcext:value-type="string">
            <text:p>Dmi C Bb A ... F C Bb Dmi 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t's Stick Toge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o</text:p>
          </table:table-cell>
          <table:table-cell/>
          <table:table-cell office:value-type="string" calcext:value-type="string">
            <text:p>oder doch besser Tenor?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uf U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C D A G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ge Wie Diese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D Intro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e After 909</text:p>
          </table:table-cell>
          <table:table-cell/>
          <table:table-cell office:value-type="string" calcext:value-type="string">
            <text:p>Ten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own Sugar</text:p>
          </table:table-cell>
          <table:table-cell/>
          <table:table-cell office:value-type="string" calcext:value-type="string">
            <text:p>Alto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hat's U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s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asket Case</text:p>
          </table:table-cell>
          <table:table-cell/>
          <table:table-cell office:value-type="string" calcext:value-type="string">
            <text:p>Tambourine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 Will Survive (Cake)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wo Prince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ard To Handle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alk This Way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her Side (RHCP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r. Jon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ere's A Light That Never Goes Out The Smiths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theres_a_light_that_never_goes_out.jp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ut Of Time (Rolling Stones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9 Que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lden /Heroes (Bowie)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 Bamba/Lets Twist Again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he River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pplaus, Applau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untry Roads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ild World</text:p>
          </table:table-cell>
          <table:table-cell office:value-type="string" calcext:value-type="string">
            <text:p>Ami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 Hard Days Night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y Jud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f I Had A Hammer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ey There Delilah</text:p>
          </table:table-cell>
          <table:table-cell office:value-type="string" calcext:value-type="string">
            <text:p>C oder D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ve Tonight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'll Be There For You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mpathy For The Devil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ummer Of 6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ridge C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oll Over Beethove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weet Home Alabama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ght My Fir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Emi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dicated Follower Of Fashion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d Moon Rising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at Balls Of Fire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nocking On Heavens Door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otel California</text:p>
          </table:table-cell>
          <table:table-cell office:value-type="string" calcext:value-type="string">
            <text:p>Emi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Your Song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nky Tonk Woman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riday I'm In Love 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intersunn (A3)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ed of Rose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essi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alt Und Immer Kälter</text:p>
          </table:table-cell>
          <table:table-cell/>
          <table:table-cell office:value-type="string" calcext:value-type="string">
            <text:p>Bas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he Joker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Keys / Voc</text:p>
          </table:table-cell>
          <table:table-cell table:number-columns-repeated="2"/>
          <table:table-cell office:value-type="string" calcext:value-type="string">
            <text:p>http://www.queensongs.info/instrumental-guides/queen/a-night-at-the-opera/bohemian-rhapsody/sheet/3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belle1.A1:Tabelle1.H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.00.0000</text:date>, <text:time style:data-style-name="N2" text:time-value="18:31:53.4623701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8:24:54.854402543</meta:creation-date>
    <dc:date>2017-07-16T18:35:28.717270813</dc:date>
    <meta:editing-duration>PT3H3M13S</meta:editing-duration>
    <meta:editing-cycles>75</meta:editing-cycles>
    <meta:generator>LibreOffice/5.1.6.2$Linux_X86_64 LibreOffice_project/10m0$Build-2</meta:generator>
    <meta:document-statistic meta:table-count="1" meta:cell-count="389" meta:object-count="0"/>
  </office:meta>
</office:document-meta>
</file>